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Ultrafine_20_Dashed" svg:stroke-width="0.152cm" svg:stroke-color="#ff0000" draw:marker-start-width="0.533cm" draw:marker-end-width="0.533cm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Fine_20_Dotted" draw:fill="solid" draw:fill-color="#e6e6e6" draw:textarea-horizontal-align="center" draw:textarea-vertical-align="middle"/>
    </style:style>
    <style:style style:name="gr13" style:family="graphic" style:parent-style-name="standard">
      <style:graphic-properties draw:stroke="solid" draw:stroke-dash="Ultrafine_20_Dashed" svg:stroke-color="#ffffff"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solid" draw:stroke-dash="Ultrafine_20_Dashed" draw:fill="solid" draw:fill-color="#b80047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fill-color="#e6e6ff" draw:textarea-vertical-align="middle" draw:auto-grow-height="false" fo:min-height="0.749cm" fo:min-width="0.499cm"/>
    </style:style>
    <style:style style:name="gr17" style:family="graphic" style:parent-style-name="standard">
      <style:graphic-properties draw:stroke="solid" draw:stroke-dash="Ultrafine_20_Dashed"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svg:stroke-color="#000000" draw:textarea-horizontal-align="center" draw:textarea-vertical-align="middle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12.553cm" svg:y1="4.747cm" svg:x2="15.093cm" svg:y2="6.017cm">
          <text:p/>
        </draw:line>
        <draw:custom-shape draw:style-name="gr2" draw:text-style-name="P1" draw:layer="layout" svg:width="7.186cm" svg:height="4.304cm" svg:x="17.78cm" svg:y="16.1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61cm" svg:height="4.304cm" svg:x="9.405cm" svg:y="16.1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29cm" svg:height="4.304cm" svg:x="0.604cm" svg:y="16.15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918cm" svg:y1="18.984cm" svg:x2="10.322cm" svg:y2="19.118cm">
          <text:p/>
        </draw:line>
        <draw:line draw:style-name="gr3" draw:text-style-name="P1" draw:layer="layout" svg:x1="10.64cm" svg:y1="17.531cm" svg:x2="12.918cm" svg:y2="18.984cm">
          <text:p/>
        </draw:line>
        <draw:line draw:style-name="gr3" draw:text-style-name="P1" draw:layer="layout" svg:x1="12.227cm" svg:y1="17.212cm" svg:x2="12.918cm" svg:y2="18.984cm">
          <text:p/>
        </draw:line>
        <draw:custom-shape draw:style-name="gr2" draw:text-style-name="P1" draw:layer="layout" svg:width="5.214cm" svg:height="3.914cm" svg:x="22.004cm" svg:y="9.9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26cm" svg:height="3.914cm" svg:x="11.749cm" svg:y="9.9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29cm" svg:height="3.914cm" svg:x="0.603cm" svg:y="9.944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2.54cm" svg:height="2.54cm" svg:x="24.315cm" svg:y="10.5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6298.9374262101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5" draw:text-style-name="P2" draw:layer="layout" svg:width="1.905cm" svg:height="0.607cm" svg:x="24.811cm" svg:y="10.685cm">
            <draw:text-box>
              <text:p><text:span text:style-name="T1">Directed</text:span></text:p>
            </draw:text-box>
          </draw:frame>
          <draw:frame draw:style-name="gr5" draw:text-style-name="P2" draw:layer="layout" svg:width="1.905cm" svg:height="0.607cm" svg:x="24.712cm" svg:y="12.386cm">
            <draw:text-box>
              <text:p><text:span text:style-name="T1">Undirected</text:span></text:p>
            </draw:text-box>
          </draw:frame>
          <draw:custom-shape draw:style-name="gr6" draw:text-style-name="P1" draw:layer="layout" svg:width="0.943cm" svg:height="0.635cm" svg:x="24.236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1.09cm" svg:height="0.635cm" svg:x="25.89cm" svg:y="11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1.952cm" svg:height="1.27cm" draw:transform="rotate (-1.57079632679579) translate (25.585cm 10.823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1.952cm" svg:height="1.27cm" draw:transform="rotate (1.5707963267946) translate (25.615cm 12.787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7" draw:text-style-name="P1" draw:layer="layout" svg:x1="2.14cm" svg:y1="17.73cm" svg:x2="1.822cm" svg:y2="19.317cm">
          <text:p/>
        </draw:line>
        <draw:line draw:style-name="gr8" draw:text-style-name="P1" draw:layer="layout" svg:x1="1.352cm" svg:y1="11.047cm" svg:x2="1.352cm" svg:y2="12.937cm">
          <text:p/>
        </draw:line>
        <draw:line draw:style-name="gr8" draw:text-style-name="P1" draw:layer="layout" svg:x1="1.352cm" svg:y1="11.047cm" svg:x2="3.892cm" svg:y2="12.317cm">
          <text:p/>
        </draw:line>
        <draw:line draw:style-name="gr9" draw:text-style-name="P1" draw:layer="layout" svg:x1="3.892cm" svg:y1="12.317cm" svg:x2="5.652cm" svg:y2="12.317cm">
          <text:p/>
        </draw:line>
        <draw:custom-shape draw:style-name="gr10" draw:text-style-name="P1" draw:layer="layout" svg:width="1.905cm" svg:height="1.905cm" svg:x="2.94cm" svg:y="11.3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11" draw:text-style-name="P1" draw:layer="layout" svg:width="0.635cm" svg:height="0.635cm" svg:x="3.575cm" svg:y="12cm">
          <text:p/>
        </draw:circle>
        <draw:circle draw:style-name="gr12" draw:text-style-name="P1" draw:layer="layout" svg:width="0.317cm" svg:height="0.317cm" svg:x="4.665cm" svg:y="12.126cm">
          <text:p/>
        </draw:circle>
        <draw:custom-shape draw:style-name="gr13" draw:text-style-name="P1" draw:layer="layout" svg:width="0.821cm" svg:height="0.41cm" draw:transform="rotate (-1.04719755119759) translate (5.75cm 12.16cm)">
          <text:p/>
          <draw:enhanced-geometry svg:viewBox="0 0 21600 21600" draw:mirror-horizontal="false" draw:mirror-vertical="false" draw:text-areas="?f7 ?f0 21600 ?f2" draw:type="left-arrow" draw:modifiers="13592.4439197166 8327.3013375295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0.349cm" svg:height="0.349cm" draw:transform="rotate (0.7853981633973) translate (4.21cm 11.75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62.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2.92cm" svg:y1="18.365cm" svg:x2="5.95cm" svg:y2="18.365cm">
          <text:p/>
        </draw:line>
        <draw:custom-shape draw:style-name="gr10" draw:text-style-name="P1" draw:layer="layout" svg:width="3.81cm" svg:height="3.81cm" svg:x="0.87cm" svg:y="16.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11" draw:text-style-name="P1" draw:layer="layout" svg:width="0.635cm" svg:height="0.635cm" svg:x="3.41cm" svg:y="17.095cm">
          <text:p/>
        </draw:circle>
        <draw:circle draw:style-name="gr12" draw:text-style-name="P1" draw:layer="layout" svg:width="0.317cm" svg:height="0.317cm" svg:x="4.522cm" svg:y="18.179cm">
          <text:p/>
        </draw:circle>
        <draw:custom-shape draw:style-name="gr13" draw:text-style-name="P1" draw:layer="layout" svg:width="0.821cm" svg:height="0.41cm" draw:transform="rotate (-1.04719755119759) translate (6.081cm 18.137cm)">
          <text:p/>
          <draw:enhanced-geometry svg:viewBox="0 0 21600 21600" draw:mirror-horizontal="false" draw:mirror-vertical="false" draw:text-areas="?f7 ?f0 21600 ?f2" draw:type="left-arrow" draw:modifiers="13592.4439197166 8327.3013375295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0.349cm" svg:height="0.349cm" draw:transform="rotate (0.7853981633973) translate (4.045cm 16.84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62.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ircle draw:style-name="gr11" draw:text-style-name="P1" draw:layer="layout" svg:width="0.635cm" svg:height="0.635cm" svg:x="1.822cm" svg:y="17.412cm">
          <text:p/>
        </draw:circle>
        <draw:circle draw:style-name="gr11" draw:text-style-name="P1" draw:layer="layout" svg:width="0.635cm" svg:height="0.635cm" svg:x="1.505cm" svg:y="19cm">
          <text:p/>
        </draw:circle>
        <draw:circle draw:style-name="gr15" draw:text-style-name="P1" draw:layer="layout" svg:width="0.635cm" svg:height="0.635cm" svg:x="1.035cm" svg:y="10.73cm">
          <text:p/>
        </draw:circle>
        <draw:circle draw:style-name="gr15" draw:text-style-name="P1" draw:layer="layout" svg:width="0.635cm" svg:height="0.635cm" svg:x="1.035cm" svg:y="12.635cm">
          <text:p/>
        </draw:circle>
        <draw:line draw:style-name="gr3" draw:text-style-name="P1" draw:layer="layout" svg:x1="14.118cm" svg:y1="12.684cm" svg:x2="12.687cm" svg:y2="12.717cm">
          <text:p/>
        </draw:line>
        <draw:circle draw:style-name="gr11" draw:text-style-name="P1" draw:layer="layout" svg:width="0.635cm" svg:height="0.635cm" svg:x="12.37cm" svg:y="12.4cm">
          <text:p/>
        </draw:circle>
        <draw:circle draw:style-name="gr12" draw:text-style-name="P1" draw:layer="layout" svg:width="0.317cm" svg:height="0.317cm" svg:x="13.96cm" svg:y="12.526cm">
          <text:p/>
        </draw:circle>
        <draw:circle draw:style-name="gr15" draw:text-style-name="P1" draw:layer="layout" svg:width="0.635cm" svg:height="0.635cm" svg:x="15.17cm" svg:y="12.4cm">
          <text:p/>
        </draw:circle>
        <draw:custom-shape draw:style-name="gr13" draw:text-style-name="P1" draw:layer="layout" svg:width="0.821cm" svg:height="0.41cm" draw:transform="rotate (-1.04719755119759) translate (14.25cm 12.56cm)">
          <text:p/>
          <draw:enhanced-geometry svg:viewBox="0 0 21600 21600" draw:mirror-horizontal="false" draw:mirror-vertical="false" draw:text-areas="?f7 ?f0 21600 ?f2" draw:type="left-arrow" draw:modifiers="13592.4439197166 8327.3013375295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0.821cm" svg:height="0.41cm" draw:transform="rotate (-1.04719755119759) translate (5.75cm 12.16cm)">
          <text:p/>
          <draw:enhanced-geometry svg:viewBox="0 0 21600 21600" draw:mirror-horizontal="false" draw:mirror-vertical="false" draw:text-areas="?f7 ?f0 21600 ?f2" draw:type="left-arrow" draw:modifiers="13592.4439197166 8327.3013375295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1" draw:layer="layout" svg:x1="25.588cm" svg:y1="11.817cm" svg:x2="22.788cm" svg:y2="11.817cm">
          <text:p/>
        </draw:line>
        <draw:circle draw:style-name="gr15" draw:text-style-name="P1" draw:layer="layout" svg:width="0.635cm" svg:height="0.635cm" svg:x="22.471cm" svg:y="11.5cm">
          <text:p/>
        </draw:circle>
        <draw:circle draw:style-name="gr15" draw:text-style-name="P1" draw:layer="layout" svg:width="0.635cm" svg:height="0.635cm" svg:x="25.271cm" svg:y="11.5cm">
          <text:p/>
        </draw:circle>
        <draw:custom-shape draw:style-name="gr13" draw:text-style-name="P1" draw:layer="layout" svg:width="0.821cm" svg:height="0.41cm" draw:transform="rotate (-1.04719755119759) translate (25.68cm 11.7cm)">
          <text:p/>
          <draw:enhanced-geometry svg:viewBox="0 0 21600 21600" draw:mirror-horizontal="false" draw:mirror-vertical="false" draw:text-areas="?f7 ?f0 21600 ?f2" draw:type="left-arrow" draw:modifiers="13592.4439197166 8327.3013375295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2.718cm" svg:height="1.174cm" svg:x="7.875cm" svg:y="11.361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1.812cm" svg:height="0.782cm" svg:x="7.078cm" svg:y="17.98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ircle draw:style-name="gr12" draw:text-style-name="P1" draw:layer="layout" svg:width="0.317cm" svg:height="0.317cm" svg:x="12.76cm" svg:y="18.826cm">
          <text:p/>
        </draw:circle>
        <draw:circle draw:style-name="gr15" draw:text-style-name="P1" draw:layer="layout" svg:width="0.635cm" svg:height="0.635cm" svg:x="14.07cm" svg:y="18.9cm">
          <text:p/>
        </draw:circle>
        <draw:custom-shape draw:style-name="gr13" draw:text-style-name="P1" draw:layer="layout" svg:width="0.821cm" svg:height="0.41cm" draw:transform="rotate (-1.04719755119759) translate (13.05cm 18.86cm)">
          <text:p/>
          <draw:enhanced-geometry svg:viewBox="0 0 21600 21600" draw:mirror-horizontal="false" draw:mirror-vertical="false" draw:text-areas="?f7 ?f0 21600 ?f2" draw:type="left-arrow" draw:modifiers="13592.4439197166 8327.3013375295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1" draw:layer="layout" svg:x1="10.64cm" svg:y1="17.53cm" svg:x2="10.322cm" svg:y2="19.117cm">
          <text:p/>
        </draw:line>
        <draw:circle draw:style-name="gr11" draw:text-style-name="P1" draw:layer="layout" svg:width="0.635cm" svg:height="0.635cm" svg:x="11.91cm" svg:y="16.895cm">
          <text:p/>
        </draw:circle>
        <draw:circle draw:style-name="gr11" draw:text-style-name="P1" draw:layer="layout" svg:width="0.635cm" svg:height="0.635cm" svg:x="10.322cm" svg:y="17.212cm">
          <text:p/>
        </draw:circle>
        <draw:circle draw:style-name="gr11" draw:text-style-name="P1" draw:layer="layout" svg:width="0.635cm" svg:height="0.635cm" svg:x="10.005cm" svg:y="18.8cm">
          <text:p/>
        </draw:circle>
        <draw:line draw:style-name="gr7" draw:text-style-name="P1" draw:layer="layout" svg:x1="18.94cm" svg:y1="17.531cm" svg:x2="18.622cm" svg:y2="19.118cm">
          <text:p/>
        </draw:line>
        <draw:g>
          <draw:custom-shape draw:style-name="gr4" draw:text-style-name="P1" draw:layer="layout" svg:width="2.54cm" svg:height="2.54cm" svg:x="21.915cm" svg:y="17.3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6298.9374262101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5" draw:text-style-name="P2" draw:layer="layout" svg:width="1.905cm" svg:height="0.607cm" svg:x="22.411cm" svg:y="17.485cm">
            <draw:text-box>
              <text:p><text:span text:style-name="T1">Directed</text:span></text:p>
            </draw:text-box>
          </draw:frame>
          <draw:frame draw:style-name="gr5" draw:text-style-name="P2" draw:layer="layout" svg:width="1.905cm" svg:height="0.607cm" svg:x="22.312cm" svg:y="19.186cm">
            <draw:text-box>
              <text:p><text:span text:style-name="T1">Undirected</text:span></text:p>
            </draw:text-box>
          </draw:frame>
          <draw:custom-shape draw:style-name="gr6" draw:text-style-name="P1" draw:layer="layout" svg:width="0.943cm" svg:height="0.635cm" svg:x="21.836cm" svg:y="18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1.09cm" svg:height="0.635cm" svg:x="23.49cm" svg:y="18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1.952cm" svg:height="1.27cm" draw:transform="rotate (-1.57079632679579) translate (23.185cm 17.623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1.952cm" svg:height="1.27cm" draw:transform="rotate (1.5707963267946) translate (23.215cm 19.587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8" draw:text-style-name="P1" draw:layer="layout" svg:x1="23.185cm" svg:y1="18.617cm" svg:x2="18.522cm" svg:y2="19.119cm">
          <text:p/>
        </draw:line>
        <draw:line draw:style-name="gr8" draw:text-style-name="P1" draw:layer="layout" svg:x1="18.84cm" svg:y1="17.532cm" svg:x2="23.185cm" svg:y2="18.617cm">
          <text:p/>
        </draw:line>
        <draw:line draw:style-name="gr8" draw:text-style-name="P1" draw:layer="layout" svg:x1="20.427cm" svg:y1="17.213cm" svg:x2="23.185cm" svg:y2="18.617cm">
          <text:p/>
        </draw:line>
        <draw:circle draw:style-name="gr15" draw:text-style-name="P1" draw:layer="layout" svg:width="0.635cm" svg:height="0.635cm" svg:x="20.11cm" svg:y="16.896cm">
          <text:p/>
        </draw:circle>
        <draw:circle draw:style-name="gr15" draw:text-style-name="P1" draw:layer="layout" svg:width="0.635cm" svg:height="0.635cm" svg:x="18.622cm" svg:y="17.213cm">
          <text:p/>
        </draw:circle>
        <draw:circle draw:style-name="gr15" draw:text-style-name="P1" draw:layer="layout" svg:width="0.635cm" svg:height="0.635cm" svg:x="18.305cm" svg:y="18.801cm">
          <text:p/>
        </draw:circle>
        <draw:circle draw:style-name="gr15" draw:text-style-name="P1" draw:layer="layout" svg:width="0.635cm" svg:height="0.635cm" svg:x="22.871cm" svg:y="18.3cm">
          <text:p/>
        </draw:circle>
        <draw:custom-shape draw:style-name="gr13" draw:text-style-name="P1" draw:layer="layout" svg:width="0.821cm" svg:height="0.41cm" draw:transform="rotate (-1.04719755119759) translate (23.28cm 18.5cm)">
          <text:p/>
          <draw:enhanced-geometry svg:viewBox="0 0 21600 21600" draw:mirror-horizontal="false" draw:mirror-vertical="false" draw:text-areas="?f7 ?f0 21600 ?f2" draw:type="left-arrow" draw:modifiers="13592.4439197166 8327.3013375295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2.718cm" svg:height="1.174cm" svg:x="17.775cm" svg:y="11.361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1.837cm" svg:height="0.793cm" svg:x="15.578cm" svg:y="17.974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4.271cm" svg:height="3.914cm" svg:x="11.804cm" svg:y="3.64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553cm" svg:y1="4.747cm" svg:x2="12.553cm" svg:y2="6.637cm">
          <text:p/>
        </draw:line>
        <draw:line draw:style-name="gr17" draw:text-style-name="P1" draw:layer="layout" svg:x1="12.553cm" svg:y1="4.747cm" svg:x2="15.093cm" svg:y2="6.017cm">
          <text:p/>
        </draw:line>
        <draw:circle draw:style-name="gr18" draw:text-style-name="P1" draw:layer="layout" svg:width="0.635cm" svg:height="0.635cm" svg:x="14.776cm" svg:y="5.7cm">
          <text:p/>
        </draw:circle>
        <draw:circle draw:style-name="gr15" draw:text-style-name="P1" draw:layer="layout" svg:width="0.635cm" svg:height="0.635cm" svg:x="12.236cm" svg:y="4.43cm">
          <text:p/>
        </draw:circle>
        <draw:circle draw:style-name="gr15" draw:text-style-name="P1" draw:layer="layout" svg:width="0.635cm" svg:height="0.635cm" svg:x="12.236cm" svg:y="6.335cm">
          <text:p/>
        </draw:circle>
        <draw:custom-shape draw:style-name="gr13" draw:text-style-name="P1" draw:layer="layout" svg:width="0.821cm" svg:height="0.41cm" draw:transform="rotate (-1.04719755119759) translate (13.85cm 5.16cm)">
          <text:p/>
          <draw:enhanced-geometry svg:viewBox="0 0 21600 21600" draw:mirror-horizontal="false" draw:mirror-vertical="false" draw:text-areas="?f7 ?f0 21600 ?f2" draw:type="left-arrow" draw:modifiers="13592.4439197166 8327.3013375295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b M.</meta:initial-creator>
    <meta:creation-date>2010-01-17T20:33:27</meta:creation-date>
    <meta:editing-duration>PT16H36M46S</meta:editing-duration>
    <meta:editing-cycles>12</meta:editing-cycles>
    <dc:date>2010-03-19T11:53:15</dc:date>
    <dc:creator>Rob McGuire-Dale</dc:creator>
    <meta:generator>OpenOffice.org/3.1$Linux OpenOffice.org_project/310m19$Build-9420</meta:generator>
    <meta:document-statistic meta:object-count="105"/>
  </office:meta>
</office:document-meta>
</file>